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2.54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60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Norma Infinito</text:p>
          </table:table-cell>
          <table:table-cell table:style-name="ce1" office:value-type="string" calcext:value-type="string">
            <text:p>Norma Lp</text:p>
            <text:p>P=1</text:p>
          </table:table-cell>
          <table:table-cell table:style-name="ce1" office:value-type="string" calcext:value-type="string">
            <text:p>Norma Lp</text:p>
            <text:p>P=2</text:p>
          </table:table-cell>
          <table:table-cell table:style-name="ce1" office:value-type="string" calcext:value-type="string">
            <text:p>Orden de </text:p>
            <text:p>Convergencia</text:p>
          </table:table-cell>
          <table:table-cell table:style-name="ce4"/>
          <table:table-cell/>
        </table:table-row>
        <table:table-row table:style-name="ro2"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0.003" calcext:value-type="float">
            <text:p>0.003</text:p>
          </table:table-cell>
          <table:table-cell table:style-name="ce3" office:value-type="float" office:value="0.00015563" calcext:value-type="float">
            <text:p>1.56E-004</text:p>
          </table:table-cell>
          <table:table-cell table:style-name="ce3" office:value-type="float" office:value="0.00056882" calcext:value-type="float">
            <text:p>5.69E-004</text:p>
          </table:table-cell>
          <table:table-cell table:style-name="ce2" office:value-type="string" calcext:value-type="string">
            <text:p>N/A</text:p>
          </table:table-cell>
          <table:table-cell table:number-columns-repeated="2"/>
        </table:table-row>
        <table:table-row table:style-name="ro2">
          <table:table-cell table:style-name="ce2" office:value-type="float" office:value="321" calcext:value-type="float">
            <text:p>321</text:p>
          </table:table-cell>
          <table:table-cell table:style-name="ce3" office:value-type="float" office:value="0.00074896" calcext:value-type="float">
            <text:p>7.49E-004</text:p>
          </table:table-cell>
          <table:table-cell table:style-name="ce3" office:value-type="float" office:value="0.000040122" calcext:value-type="float">
            <text:p>4.01E-005</text:p>
          </table:table-cell>
          <table:table-cell table:style-name="ce3" office:value-type="float" office:value="0.00014354" calcext:value-type="float">
            <text:p>1.44E-004</text:p>
          </table:table-cell>
          <table:table-cell table:style-name="ce2" office:value-type="float" office:value="1.9557" calcext:value-type="float">
            <text:p>1.9557</text:p>
          </table:table-cell>
          <table:table-cell table:formula="of:=LOG([.C2]/[.C3];2)" office:value-type="float" office:value="1.95565475981878" calcext:value-type="float">
            <text:p>1.9556547598</text:p>
          </table:table-cell>
          <table:table-cell table:formula="of:=LOG([.B2]/[.B3];2)" office:value-type="float" office:value="2.00200192544601" calcext:value-type="float">
            <text:p>2.0020019254</text:p>
          </table:table-cell>
        </table:table-row>
        <table:table-row table:style-name="ro2">
          <table:table-cell table:style-name="ce2" office:value-type="float" office:value="641" calcext:value-type="float">
            <text:p>641</text:p>
          </table:table-cell>
          <table:table-cell table:style-name="ce3" office:value-type="float" office:value="0.00018721" calcext:value-type="float">
            <text:p>1.87E-004</text:p>
          </table:table-cell>
          <table:table-cell table:style-name="ce3" office:value-type="float" office:value="0.000010127" calcext:value-type="float">
            <text:p>1.01E-005</text:p>
          </table:table-cell>
          <table:table-cell table:style-name="ce3" office:value-type="float" office:value="0.000035942" calcext:value-type="float">
            <text:p>3.59E-005</text:p>
          </table:table-cell>
          <table:table-cell table:style-name="ce2" office:value-type="float" office:value="1.9862" calcext:value-type="float">
            <text:p>1.9862</text:p>
          </table:table-cell>
          <table:table-cell table:formula="of:=LOG([.C3]/[.C4];2)" office:value-type="float" office:value="1.9861866664993" calcext:value-type="float">
            <text:p>1.9861866665</text:p>
          </table:table-cell>
          <table:table-cell table:formula="of:=LOG([.B3]/[.B4];2)" office:value-type="float" office:value="2.00023117025675" calcext:value-type="float">
            <text:p>2.0002311703</text:p>
          </table:table-cell>
        </table:table-row>
        <table:table-row table:style-name="ro2">
          <table:table-cell table:style-name="ce2" office:value-type="float" office:value="1281" calcext:value-type="float">
            <text:p>1281</text:p>
          </table:table-cell>
          <table:table-cell table:style-name="ce3" office:value-type="float" office:value="0.00004678" calcext:value-type="float">
            <text:p>4.68E-005</text:p>
          </table:table-cell>
          <table:table-cell table:style-name="ce3" office:value-type="float" office:value="0.0000025392" calcext:value-type="float">
            <text:p>2.54E-006</text:p>
          </table:table-cell>
          <table:table-cell table:style-name="ce3" office:value-type="float" office:value="0.0000089885" calcext:value-type="float">
            <text:p>8.99E-006</text:p>
          </table:table-cell>
          <table:table-cell table:style-name="ce2" office:value-type="float" office:value="1.9957" calcext:value-type="float">
            <text:p>1.9957</text:p>
          </table:table-cell>
          <table:table-cell table:formula="of:=LOG([.C4]/[.C5];2)" office:value-type="float" office:value="1.99576091825494" calcext:value-type="float">
            <text:p>1.9957609183</text:p>
          </table:table-cell>
          <table:table-cell table:formula="of:=LOG([.B4]/[.B5];2)" office:value-type="float" office:value="2.00069373310278" calcext:value-type="float">
            <text:p>2.0006937331</text:p>
          </table:table-cell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4"/>
          <table:table-cell office:value-type="string" calcext:value-type="string">
            <text:p>~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7">00/00/0000</text:date>, <text:time style:data-style-name="N2" text:time-value="18:25:51.1055659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7T00:15:19.468558175</meta:creation-date>
    <dc:date>2016-07-07T18:34:11.128251875</dc:date>
    <meta:editing-duration>PT54M27S</meta:editing-duration>
    <meta:editing-cycles>7</meta:editing-cycles>
    <meta:generator>LibreOffice/4.2.8.2$Linux_X86_64 LibreOffice_project/420m0$Build-2</meta:generator>
    <meta:document-statistic meta:table-count="1" meta:cell-count="32" meta:object-count="0"/>
  </office:meta>
</office:document-meta>
</file>